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>
            <draw:frame table:end-cell-address="'Общий график'.O31" table:end-x="0.057cm" table:end-y="0.428cm" draw:z-index="0" draw:style-name="gr1" draw:text-style-name="P1" svg:width="27.139cm" svg:height="13.85cm" svg:x="0.016cm" svg:y="0.126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3 'Общий график'.B5:'Общий график'.B5 '2000'.C5:'2000'.C23 '2000'.B5:'2000'.B23 'Общий график'.B6:'Общий график'.B6 '2000'.D5:'2000'.D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(UF) U Bat.</text:p>
          </table:table-cell>
          <table:table-cell/>
        </table:table-row>
        <table:table-row table:style-name="ro1">
          <table:table-cell/>
          <table:table-cell office:value-type="string">
            <text:p>(UF) U Chr.</text:p>
          </table:table-cell>
          <table:table-cell/>
        </table:table-row>
        <table:table-row table:style-name="ro1">
          <table:table-cell/>
          <table:table-cell office:value-type="string">
            <text:p>(UF) C Bat.</text:p>
          </table:table-cell>
          <table:table-cell/>
        </table:table-row>
        <table:table-row table:style-name="ro1">
          <table:table-cell/>
          <table:table-cell office:value-type="string">
            <text:p>(2000) U Bat.</text:p>
          </table:table-cell>
          <table:table-cell/>
        </table:table-row>
        <table:table-row table:style-name="ro1">
          <table:table-cell/>
          <table:table-cell office:value-type="string">
            <text:p>(2000) U Chr.</text:p>
          </table:table-cell>
          <table:table-cell/>
        </table:table-row>
        <table:table-row table:style-name="ro1">
          <table:table-cell/>
          <table:table-cell office:value-type="string">
            <text:p>(1500) U Bat.</text:p>
          </table:table-cell>
          <table:table-cell/>
        </table:table-row>
        <table:table-row table:style-name="ro1">
          <table:table-cell/>
          <table:table-cell office:value-type="string">
            <text:p>(1500) U Chr.</text:p>
          </table:table-cell>
          <table:table-cell/>
        </table:table-row>
      </table:table>
      <table:table table:name="2000" table:style-name="ta1" table:print="false"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</table:table-row>
        <table:table-row table:style-name="ro4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H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/>
          <table:table-cell table:style-name="ce20" office:value-type="date" office:date-value="2016-12-11T15:00:00">
            <text:p>11.12.16 15:00</text:p>
          </table:table-cell>
          <table:table-cell table:style-name="ce23" table:formula="of:=[.H5]-[.$E$4]" office:value-type="time" office:time-value="PT01H10M00S">
            <text:p>01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6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7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8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9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0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1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2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3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4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5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6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7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8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9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0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1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2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3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2">
            <text:p>5,1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3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3" table:formula="of:=[.E24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3" table:formula="of:=[.E25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4" table:formula="of:=[.E26]-[.$E$4]" office:value-type="time" office:time-value="PT00H10M00S">
            <text:p>00:10</text:p>
          </table:table-cell>
          <table:table-cell table:style-name="ce27"/>
          <table:table-cell table:style-name="ce20" office:value-type="date" office:date-value="2016-12-11T14:00:00">
            <text:p>11.12.16 14:00</text:p>
          </table:table-cell>
          <table:table-cell table:style-name="ce24" table:formula="of:=[.H26]-[.$E$4]" office:value-type="time" office:time-value="PT00H10M00S">
            <text:p>00:10</text:p>
          </table:table-cell>
          <table:table-cell table:style-name="ce2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table:end-cell-address="'2000'.H57" table:end-x="1.718cm" table:end-y="0.421cm" draw:z-index="0" draw:style-name="gr1" draw:text-style-name="P1" svg:width="14.017cm" svg:height="12.078cm" svg:x="0.339cm" svg:y="0.086cm">
              <draw:object draw:notify-on-update-of-ranges="'2000'.B5:'2000'.B23 '2000'.C3:'2000'.C3 '2000'.C5:'2000'.C23 '2000'.B5:'2000'.B23 '2000'.D3:'2000'.D3 '2000'.D5:'2000'.D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00'.O57" table:end-x="1.816cm" table:end-y="0.407cm" draw:z-index="1" draw:style-name="gr1" draw:text-style-name="P1" svg:width="14.844cm" svg:height="12.018cm" svg:x="1.624cm" svg:y="0.132cm">
              <draw:object draw:notify-on-update-of-ranges="'2000'.F2:'2000'.F2 '2000'.G4:'2000'.G26 '2000'.F4:'2000'.F26 '2000'.I2:'2000'.I2 '2000'.J4:'2000'.J26 '2000'.I4:'2000'.I2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дохлый 150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83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6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.12.2016</text:date>, <text:time>14:24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1T14:24:55.09</dc:date>
    <dc:creator>Владимир Ласкин</dc:creator>
    <meta:editing-duration>PT10H29M30S</meta:editing-duration>
    <meta:editing-cycles>32</meta:editing-cycles>
    <meta:generator>OpenOffice/4.1.3$Win32 OpenOffice.org_project/413m1$Build-9783</meta:generator>
    <meta:printed-by>Владимир Ласкин</meta:printed-by>
    <meta:print-date>2016-12-11T12:38:05.11</meta:print-date>
    <meta:document-statistic meta:table-count="4" meta:cell-count="6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3cm" svg:width="17.578cm" svg:height="13.408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18cm" svg:height="12.079cm" xlink:href=".." xlink:type="simple" chart:class="chart:scatter" chart:style-name="ch1">
        <chart:title svg:x="6.092cm" svg:y="0.377cm" chart:style-name="ch2">
          <text:p>Зарядка</text:p>
        </chart:title>
        <chart:legend svg:x="3.11cm" svg:y="8.153cm" style:legend-expansion="custom" chartooo:width="1.852cm" chartooo:height="1.147cm" style:legend-expansion-aspect-ratio="1.61464690496949" chart:style-name="ch3"/>
        <chart:plot-area chart:style-name="ch4" table:cell-range-address="'2000'.B5:'2000'.D23 '2000'.C3:'2000'.D3" chart:data-source-has-labels="row" svg:x="1.075cm" svg:y="0.943cm" svg:width="12.992cm" svg:height="10.398cm">
          <chartooo:coordinate-region svg:x="1.987cm" svg:y="1.155cm" svg:width="11.656cm" svg:height="9.513cm"/>
          <chart:axis chart:dimension="x" chart:name="primary-x" chart:style-name="ch5">
            <chart:title svg:x="7.037cm" svg:y="11.492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208cm" svg:y="7.15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3" chart:label-cell-address="'2000'.C3:'2000'.C3" chart:class="chart:scatter">
            <chart:domain table:cell-range-address="'2000'.B5:'2000'.B23"/>
            <chart:data-point chart:repeated="19"/>
          </chart:series>
          <chart:series chart:style-name="ch11" chart:values-cell-range-address="'2000'.D5:'2000'.D23" chart:label-cell-address="'2000'.D3:'2000'.D3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26">
                <text:p>3.26</text:p>
                <draw:g>
                  <svg:desc>'2000'.C5:'2000'.C23</svg:desc>
                </draw:g>
              </table:table-cell>
              <table:table-cell office:value-type="float" office:value="3.76">
                <text:p>3.76</text:p>
                <draw:g>
                  <svg:desc>'2000'.D5:'2000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2">
                <text:p>5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4cm" svg:height="13.89cm" xlink:href=".." xlink:type="simple" chart:class="chart:scatter" chart:style-name="ch1">
        <chart:title svg:x="11.714cm" svg:y="0.413cm" chart:style-name="ch2">
          <text:p>Процесс Зарядки</text:p>
        </chart:title>
        <chart:legend svg:x="11.698cm" svg:y="7.273cm" style:legend-expansion="custom" chartooo:width="5.531cm" chartooo:height="3.628cm" style:legend-expansion-aspect-ratio="1.52453142227122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3" chart:data-source-has-labels="row" svg:x="0.704cm" svg:y="1.377cm" svg:width="25.859cm" svg:height="12.056cm">
          <chartooo:coordinate-region svg:x="1.616cm" svg:y="1.59cm" svg:width="24.034cm" svg:height="11.17cm"/>
          <chart:axis chart:dimension="x" chart:name="primary-x" chart:style-name="ch5">
            <chart:title svg:x="13.099cm" svg:y="13.30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8.415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6.553cm" svg:y="9.301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3" chart:label-cell-address="'Общий график'.B5:'Общий график'.B5" chart:class="chart:scatter">
            <chart:domain table:cell-range-address="'2000'.B5:'2000'.B23"/>
            <chart:data-point chart:repeated="19"/>
          </chart:series>
          <chart:series chart:attached-axis="primary-y" chart:style-name="ch17" chart:values-cell-range-address="'2000'.D5:'2000'.D23" chart:label-cell-address="'Общий график'.B6:'Общий график'.B6" chart:class="chart:scatter">
            <chart:domain table:cell-range-address="'2000'.B5:'2000'.B23"/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F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F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F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26">
                <text:p>3.26</text:p>
                <draw:g>
                  <svg:desc>'2000'.C5:'2000'.C23</svg:desc>
                </draw:g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76">
                <text:p>3.76</text:p>
                <draw:g>
                  <svg:desc>'2000'.D5:'2000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45cm" svg:height="12.019cm" xlink:href=".." xlink:type="simple" chart:class="chart:scatter" chart:style-name="ch1">
        <chart:title svg:x="5.5cm" svg:y="0.376cm" chart:style-name="ch2">
          <text:p>процесс разрядки</text:p>
        </chart:title>
        <chart:legend svg:x="1.866cm" svg:y="6.767cm" style:legend-expansion="custom" chartooo:width="5.299cm" chartooo:height="1.047cm" style:legend-expansion-aspect-ratio="5.0611270296084" chart:style-name="ch3"/>
        <chart:plot-area chart:style-name="ch4" table:cell-range-address="'2000'.F4:'2000'.G26 '2000'.F2:'2000'.F2 '2000'.I2:'2000'.I2 '2000'.J4:'2000'.J26" chart:data-source-has-labels="row" svg:x="0.648cm" svg:y="1.093cm" svg:width="13.98cm" svg:height="10.262cm">
          <chartooo:coordinate-region svg:x="1.56cm" svg:y="1.305cm" svg:width="12.644cm" svg:height="9.377cm"/>
          <chart:axis chart:dimension="x" chart:name="primary-x" chart:style-name="ch5">
            <chart:title svg:x="7.104cm" svg:y="11.432cm" chart:style-name="ch6">
              <text:p>время</text:p>
            </chart:title>
          </chart:axis>
          <chart:axis chart:dimension="y" chart:name="primary-y" chart:style-name="ch7">
            <chart:title svg:x="0.001cm" svg:y="7.234cm" chart:style-name="ch8">
              <text:p>напряжение</text:p>
            </chart:title>
            <chart:grid chart:style-name="ch9" chart:class="major"/>
          </chart:axis>
          <chart:series chart:style-name="ch10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1" chart:values-cell-range-address="'2000'.J4:'2000'.J26" chart:label-cell-address="'2000'.I2:'2000'.I2" chart:class="chart:scatter">
            <chart:domain table:cell-range-address="'2000'.I4:'2000'.I2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2000'.I4:'2000'.I26</svg:desc>
                </draw:g>
              </table:table-cell>
              <table:table-cell office:value-type="float" office:value="4.11">
                <text:p>4.11</text:p>
                <draw:g>
                  <svg:desc>'2000'.J4:'2000'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6111111094942">
                <text:p>0.0486111111094942</text:p>
              </table:table-cell>
              <table:table-cell office:value-type="float" office:value="NaN">
                <text:p>NaN</text:p>
              </table:table-cell>
              <table:table-cell office:value-type="float" office:value="0.0486111111094942">
                <text:p>0.048611111109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